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7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1" table:default-cell-style-name="ce4"/>
        <table:table-column table:style-name="co2" table:default-cell-style-name="Default"/>
        <table:table-column table:style-name="co1" table:number-columns-repeated="1019" table:default-cell-style-name="Default"/>
        <table:table-row table:style-name="ro3">
          <table:table-cell/>
          <table:table-cell table:style-name="ce3" office:value-type="string" table:number-columns-spanned="3" table:number-rows-spanned="1">
            <text:p>Parsing Time</text:p>
          </table:table-cell>
          <table:covered-table-cell/>
          <table:covered-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1" office:value-type="string">
            <text:p>Datum</text:p>
          </table:table-cell>
          <table:table-cell table:style-name="ce1" office:value-type="string">
            <text:p>Liga</text:p>
          </table:table-cell>
          <table:table-cell table:style-name="ce1" office:value-type="string">
            <text:p>Saison</text:p>
          </table:table-cell>
          <table:table-cell table:style-name="ce1" office:value-type="string">
            <text:p>Spieltage</text:p>
          </table:table-cell>
          <table:table-cell table:style-name="ce1" office:value-type="string">
            <text:p>Komponente</text:p>
          </table:table-cell>
          <table:table-cell table:style-name="ce1" office:value-type="string">
            <text:p>Erledigt</text:p>
          </table:table-cell>
          <table:table-cell table:style-name="ce1" table:number-columns-repeated="1018"/>
        </table:table-row>
        <table:table-row table:style-name="ro2">
          <table:table-cell table:style-name="ce2" office:value-type="date" office:date-value="2014-12-02">
            <text:p>02.12.14</text:p>
          </table:table-cell>
          <table:table-cell office:value-type="string">
            <text:p>BL1</text:p>
          </table:table-cell>
          <table:table-cell office:value-type="string">
            <text:p>2012-2013</text:p>
          </table:table-cell>
          <table:table-cell/>
          <table:table-cell office:value-type="string">
            <text:p>Kicker Kader</text:p>
          </table:table-cell>
          <table:table-cell office:value-type="string">
            <text:p>Ja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4-12-02">
            <text:p>02.12.14</text:p>
          </table:table-cell>
          <table:table-cell office:value-type="string">
            <text:p>BL1</text:p>
          </table:table-cell>
          <table:table-cell office:value-type="string">
            <text:p>2012-2013</text:p>
          </table:table-cell>
          <table:table-cell office:value-type="string">
            <text:p>1-6</text:p>
          </table:table-cell>
          <table:table-cell office:value-type="string">
            <text:p>Kicker Spiele</text:p>
          </table:table-cell>
          <table:table-cell office:value-type="string">
            <text:p>Ja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4-12-02">
            <text:p>02.12.14</text:p>
          </table:table-cell>
          <table:table-cell office:value-type="string">
            <text:p>BL1</text:p>
          </table:table-cell>
          <table:table-cell office:value-type="string">
            <text:p>2012-2013</text:p>
          </table:table-cell>
          <table:table-cell office:value-type="string">
            <text:p>1-6</text:p>
          </table:table-cell>
          <table:table-cell office:value-type="string">
            <text:p>Trans Spiele</text:p>
          </table:table-cell>
          <table:table-cell office:value-type="string">
            <text:p>Ja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4-12-03">
            <text:p>03.12.14</text:p>
          </table:table-cell>
          <table:table-cell office:value-type="string">
            <text:p>BL1</text:p>
          </table:table-cell>
          <table:table-cell office:value-type="string">
            <text:p>2012-2013</text:p>
          </table:table-cell>
          <table:table-cell office:value-type="string">
            <text:p>7-34</text:p>
          </table:table-cell>
          <table:table-cell office:value-type="string">
            <text:p>Kicker Spiele</text:p>
          </table:table-cell>
          <table:table-cell office:value-type="string">
            <text:p>Ja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4-12-03">
            <text:p>03.12.14</text:p>
          </table:table-cell>
          <table:table-cell office:value-type="string">
            <text:p>BL1</text:p>
          </table:table-cell>
          <table:table-cell office:value-type="string">
            <text:p>2012-2013</text:p>
          </table:table-cell>
          <table:table-cell office:value-type="string">
            <text:p>7-34</text:p>
          </table:table-cell>
          <table:table-cell office:value-type="string">
            <text:p>Trans Spiele</text:p>
          </table:table-cell>
          <table:table-cell office:value-type="string">
            <text:p>Ja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4-12-03">
            <text:p>03.12.14</text:p>
          </table:table-cell>
          <table:table-cell office:value-type="string">
            <text:p>BL1</text:p>
          </table:table-cell>
          <table:table-cell office:value-type="string">
            <text:p>2011-2012</text:p>
          </table:table-cell>
          <table:table-cell/>
          <table:table-cell office:value-type="string">
            <text:p>Kicker Kader</text:p>
          </table:table-cell>
          <table:table-cell office:value-type="string">
            <text:p>Ja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4-12-03">
            <text:p>03.12.14</text:p>
          </table:table-cell>
          <table:table-cell office:value-type="string">
            <text:p>BL1</text:p>
          </table:table-cell>
          <table:table-cell office:value-type="string">
            <text:p>2011-2012</text:p>
          </table:table-cell>
          <table:table-cell office:value-type="string">
            <text:p>1-34</text:p>
          </table:table-cell>
          <table:table-cell office:value-type="string">
            <text:p>Kicker Spiele</text:p>
          </table:table-cell>
          <table:table-cell office:value-type="string">
            <text:p>Ja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4-12-04">
            <text:p>04.12.14</text:p>
          </table:table-cell>
          <table:table-cell office:value-type="string">
            <text:p>BL1</text:p>
          </table:table-cell>
          <table:table-cell office:value-type="string">
            <text:p>2011-2012</text:p>
          </table:table-cell>
          <table:table-cell office:value-type="string">
            <text:p>7-34</text:p>
          </table:table-cell>
          <table:table-cell office:value-type="string">
            <text:p>Trans Spiele</text:p>
          </table:table-cell>
          <table:table-cell office:value-type="string">
            <text:p>Ja</text:p>
          </table:table-cell>
          <table:table-cell table:number-columns-repeated="1018"/>
        </table:table-row>
        <table:table-row table:style-name="ro2" table:number-rows-repeated="5">
          <table:table-cell table:style-name="ce2"/>
          <table:table-cell table:number-columns-repeated="1023"/>
        </table:table-row>
        <table:table-row table:style-name="ro2" table:number-rows-repeated="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4.12.2014</text:date>, <text:time>02:49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03:22:40.10</meta:creation-date>
    <dc:date>2014-12-04T02:49:41.13</dc:date>
    <meta:editing-duration>P2DT14H14M1S</meta:editing-duration>
    <meta:editing-cycles>34</meta:editing-cycles>
    <meta:generator>OpenOffice.org/3.4.1$Win32 OpenOffice.org_project/341m1$Build-9593</meta:generator>
    <meta:document-statistic meta:table-count="3" meta:cell-count="53" meta:object-count="0"/>
  </office:meta>
</office:document-meta>
</file>